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1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Table_20_Contents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1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1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1" fo:font-size="12pt" fo:font-weight="normal" officeooo:rsid="0023f861" officeooo:paragraph-rsid="0023f861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1" fo:font-size="12pt" fo:font-weight="normal" officeooo:paragraph-rsid="0023f861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1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1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1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1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1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1" fo:font-size="12pt" fo:font-weight="normal" officeooo:rsid="002a5cc1" officeooo:paragraph-rsid="002a5cc1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1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1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1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1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8" style:family="paragraph" style:parent-style-name="Table_20_Contents" style:list-style-name="L1">
      <style:text-properties style:font-name="Liberation Sans1" fo:font-size="12pt" fo:font-weight="normal" officeooo:rsid="00241f0c" officeooo:paragraph-rsid="0024853b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1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1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1" fo:font-size="12pt" fo:font-weight="normal" officeooo:rsid="002b5baf" officeooo:paragraph-rsid="002b5baf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1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1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1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aa68a"/>
    </style:style>
    <style:style style:name="T6" style:family="text">
      <style:text-properties officeooo:rsid="002a5c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f861"/>
    </style:style>
    <style:style style:name="T9" style:family="text">
      <style:text-properties officeooo:rsid="0029a3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388767014784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</text:span><text:span text:style-name="T5">19</text:span></text:p>
          </table:table-cell>
          <table:covered-table-cell/>
        </table:table-row>
        <table:table-row table:style-name="TableLine94388767166720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388767181600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388767182240">
          <table:table-cell table:style-name="Tabela1.A8" office:value-type="string">
            <text:p text:style-name="P23">Descrição</text:p>
          </table:table-cell>
          <table:table-cell table:style-name="Tabela1.B8" office:value-type="string">
            <text:p text:style-name="P7"><text:span text:style-name="T8">Pesquisar </text:span><text:span text:style-name="T9">financeiro</text:span></text:p>
          </table:table-cell>
        </table:table-row>
        <table:table-row table:style-name="TableLine94388767182880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p text:style-name="P10"/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/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  <text:p text:style-name="P13">DATA - Data inicial</text:p>
            <text:p text:style-name="P13">DATA - Data final</text:p>
            <text:p text:style-name="P13">SELETOR - Pago (Todos, Sim, Nao)</text:p>
            <text:p text:style-name="P14"/>
          </table:table-cell>
        </table:table-row>
        <table:table-row table:style-name="TableLine94388767186144">
          <table:table-cell table:style-name="Tabela1.A8" office:value-type="string">
            <text:p text:style-name="P15">Prioridade</text:p>
          </table:table-cell>
          <table:table-cell table:style-name="Tabela1.B8" office:value-type="string">
            <text:p text:style-name="P16">Excencial</text:p>
          </table:table-cell>
        </table:table-row>
        <table:table-row table:style-name="TableLine94388767186832">
          <table:table-cell table:style-name="Tabela1.A9" table:number-columns-spanned="2" office:value-type="string">
            <text:p text:style-name="P24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7">Fluxo principal</text:p>
          </table:table-cell>
          <table:table-cell table:style-name="Tabela1.B12" office:value-type="string">
            <text:list xml:id="list2774212899" text:style-name="L1">
              <text:list-item>
                <text:p text:style-name="P18">Preencher os dados</text:p>
              </text:list-item>
              <text:list-item>
                <text:p text:style-name="P18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7">Fluxo secundário</text:p>
          </table:table-cell>
          <table:table-cell table:style-name="Tabela1.B12" office:value-type="string">
            <text:p text:style-name="P19"/>
          </table:table-cell>
        </table:table-row>
        <table:table-row table:style-name="Tabela1.11">
          <table:table-cell table:style-name="Tabela1.A12" office:value-type="string">
            <text:p text:style-name="P20">Regras</text:p>
          </table:table-cell>
          <table:table-cell table:style-name="Tabela1.B12" office:value-type="string">
            <text:p text:style-name="P3"/>
          </table:table-cell>
        </table:table-row>
        <table:table-row table:style-name="TableLine94388767190480">
          <table:table-cell table:style-name="Tabela1.A13" office:value-type="string">
            <text:p text:style-name="P21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388767192080">
          <table:table-cell table:style-name="Tabela1.A14" office:value-type="string">
            <text:p text:style-name="P17">Versão</text:p>
          </table:table-cell>
          <table:table-cell table:style-name="Tabela1.B14" office:value-type="string">
            <text:p text:style-name="P22"><text:span text:style-name="T6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1M</meta:editing-duration>
    <meta:editing-cycles>32</meta:editing-cycles>
    <meta:generator>LibreOffice/6.4.7.2$Linux_X86_64 LibreOffice_project/40$Build-2</meta:generator>
    <dc:date>2022-09-08T11:00:34.521841639</dc:date>
    <meta:document-statistic meta:table-count="1" meta:image-count="0" meta:object-count="0" meta:page-count="1" meta:paragraph-count="24" meta:word-count="56" meta:character-count="345" meta:non-whitespace-character-count="315"/>
  </office:meta>
</office:document-meta>
</file>